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66B2006B65A0B68A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93462" style:font-size-asian="48pt" style:font-weight-asian="bold" style:font-size-complex="48pt" style:font-weight-complex="bold"/>
    </style:style>
    <style:style style:name="P17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cdf07" style:font-size-asian="48pt" style:font-weight-asian="bold" style:font-size-complex="48pt" style:font-weight-complex="bold"/>
    </style:style>
    <style:style style:name="P18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39a025" style:font-size-asian="48pt" style:font-weight-asian="bold" style:font-size-complex="48pt" style:font-weight-complex="bold"/>
    </style:style>
    <style:style style:name="P19" style:family="paragraph" style:parent-style-name="Standard">
      <style:text-properties officeooo:paragraph-rsid="0015ef8f"/>
    </style:style>
    <style:style style:name="P20" style:family="paragraph">
      <loext:graphic-properties draw:fill="none" draw:fill-color="#ffffff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39a025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774c9"/>
    </style:style>
    <style:style style:name="T7" style:family="text">
      <style:text-properties style:font-name="Roboto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Roboto" fo:font-size="14pt" style:font-size-asian="14pt" style:font-size-complex="14pt"/>
    </style:style>
    <style:style style:name="T9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ixa de Texto 240" text:anchor-type="paragraph" svg:x="4.918cm" svg:y="-1.774cm" svg:width="13.254cm" style:rel-width="scale" svg:height="4.978cm" style:rel-height="scale" draw:z-index="1"><draw:text-box><text:p text:style-name="P17"><text:span text:style-name="Fonte_20_parág._20_padrão"><text:span text:style-name="T2">ALERGIA INESPERADA? </text:span></text:span></text:p><text:p text:style-name="P17"><text:span text:style-name="Fonte_20_parág._20_padrão"><text:span text:style-name="T2">NADA A TEMER COM</text:span></text:span></text:p><text:p text:style-name="P18"><text:span text:style-name="Fonte_20_parág._20_padrão"><text:span text:style-name="T4">[TOTAL_COUNT]</text:span></text:span></text:p><text:p text:style-name="P16"><text:span text:style-name="Fonte_20_parág._20_padrão"><text:span text:style-name="T3">DROGARIAS</text:span></text:span></text:p><text:p text:style-name="P16"><text:span text:style-name="Fonte_20_parág._20_padrão"><text:span text:style-name="T1">PRÓXIMAS AO EMPREENDIMENTO</text:span>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1" draw:style-name="gr2" draw:text-style-name="P21" svg:width="17.128cm" svg:height="1.468cm" svg:x="-0.79cm" svg:y="0.203cm"><draw:text-box><text:p><text:span text:style-name="T8">Segundo o Google Maps, é uma boa idéia optar pela</text:span></text:p><text:p><text:span text:style-name="T9">[CLOSEST_NAME]</text:span></text:p></draw:text-box></draw:frame></text:p>
      <text:p text:style-name="P3"/>
      <text:p text:style-name="P3"/>
      <text:p text:style-name="P3"><draw:frame draw:style-name="fr1" draw:name="Caixa de Texto 237" text:anchor-type="paragraph" svg:x="-1.201cm" svg:y="0.183cm" svg:width="5.029cm" style:rel-width="scale" svg:height="0.87cm" style:rel-height="scale" draw:z-index="4"><draw:text-box><text:p text:style-name="P6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6">[CLOSEST_BY_FOOT]</text:span></text:p></draw:text-box></draw:frame><draw:frame text:anchor-type="paragraph" draw:z-index="8" draw:name="Text Frame 3" draw:style-name="gr1" draw:text-style-name="P20" svg:width="3.673cm" svg:height="0.511cm" svg:x="1.82cm" svg:y="0.392cm"><draw:text-box><text:p><text:span text:style-name="T7">[CLOSEST_BY_CAR]</text:span></text:p></draw:text-box></draw:frame><draw:frame draw:style-name="fr3" draw:name="Image3 Copy 1 Copy 1 Copy 1 Copy 1 Copy 1" text:anchor-type="char" svg:x="1.192cm" svg:y="0.273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5">Tempo</text:span></text:p>
          </table:table-cell>
          <table:table-cell table:style-name="TABLE.A1" office:value-type="string">
            <text:p text:style-name="P14"><text:s/><text:span text:style-name="T5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6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9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1.632cm" svg:y="-0.631cm" svg:width="7.479cm" svg:height="4.987cm" draw:z-index="0"><draw:image xlink:href="Pictures/100000010000027F000001AA66B2006B65A0B68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1:02.674066952</dc:date>
    <meta:editing-duration>PT1H28M43S</meta:editing-duration>
    <meta:editing-cycles>44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6" meta:word-count="23" meta:character-count="179" meta:non-whitespace-character-count="166"/>
  </office:meta>
</office:document-meta>
</file>